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mprar</text:p>
          </table:table-cell>
          <table:table-cell table:formula="of:=-[.B2]*LOG([.B2];2) -[.B3]*LOG([.B3];2)" office:value-type="float" office:value="0.940285958670631" calcext:value-type="float">
            <text:p>0.940285958670631</text:p>
          </table:table-cell>
          <table:table-cell/>
          <table:table-cell office:value-type="string" calcext:value-type="string">
            <text:p>Idade</text:p>
          </table:table-cell>
          <table:table-cell table:formula="of:=-([.E3]/[.E5])*LOG(([.E3]/[.E5]);2) - ([.E4]/[.E5])*LOG(([.E4]/[.E5]);2)" office:value-type="float" office:value="1" calcext:value-type="float">
            <text:p>1</text:p>
          </table:table-cell>
          <table:table-cell table:formula="of:=-([.F3]/[.F5])*LOG(([.F3]/[.F5]);2) - ([.F4]/[.F5])*LOG(([.F4]/[.F5]);2)" office:value-type="float" office:value="1" calcext:value-type="float">
            <text:p>1</text:p>
          </table:table-cell>
          <table:table-cell table:formula="of:=-([.G3]/[.G5])*LOG(([.G3]/[.G5]);2) - ([.G4]/[.G5])*LOG(([.G4]/[.G5]);2)" office:value-type="float" office:value="0.811278124459133" calcext:value-type="float">
            <text:p>0.811278124459133</text:p>
          </table:table-cell>
          <table:table-cell/>
        </table:table-row>
        <table:table-row table:style-name="ro1">
          <table:table-cell office:value-type="string" calcext:value-type="string">
            <text:p>Sim</text:p>
          </table:table-cell>
          <table:table-cell table:formula="of:=9/14" office:value-type="float" office:value="0.642857142857143" calcext:value-type="float">
            <text:p>0.642857142857143</text:p>
          </table:table-cell>
          <table:table-cell/>
          <table:table-cell office:value-type="string" calcext:value-type="string">
            <text:p>Compra</text:p>
          </table:table-cell>
          <table:table-cell office:value-type="string" calcext:value-type="string">
            <text:p>&gt; 40</text:p>
          </table:table-cell>
          <table:table-cell office:value-type="string" calcext:value-type="string">
            <text:p>[30, 40]</text:p>
          </table:table-cell>
          <table:table-cell office:value-type="string" calcext:value-type="string">
            <text:p>&lt; 30</text:p>
          </table:table-cell>
          <table:table-cell/>
        </table:table-row>
        <table:table-row table:style-name="ro1">
          <table:table-cell office:value-type="string" calcext:value-type="string">
            <text:p>Não</text:p>
          </table:table-cell>
          <table:table-cell table:formula="of:=5/14" office:value-type="float" office:value="0.357142857142857" calcext:value-type="float">
            <text:p>0.357142857142857</text:p>
          </table:table-cell>
          <table:table-cell/>
          <table:table-cell office:value-type="string" calcext:value-type="string">
            <text:p>S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ã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formula="of:=SUM([.E3:.E4])" office:value-type="float" office:value="4" calcext:value-type="float">
            <text:p>4</text:p>
          </table:table-cell>
          <table:table-cell table:formula="of:=SUM([.F3:.F4])" office:value-type="float" office:value="6" calcext:value-type="float">
            <text:p>6</text:p>
          </table:table-cell>
          <table:table-cell table:formula="of:=SUM([.G3:.G4])" office:value-type="float" office:value="4" calcext:value-type="float">
            <text:p>4</text:p>
          </table:table-cell>
          <table:table-cell table:formula="of:=SUM([.E5:.G5])"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ade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formula="of:=([.E5]/[.H5])*[.E1] + ([.F5]/[.H5])*[.F1] + ([.G5]/[.H5])*[.G1]" office:value-type="float" office:value="0.946079464131181" calcext:value-type="float">
            <text:p>0.946079464131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. Fam.</text:p>
          </table:table-cell>
          <table:table-cell table:number-columns-repeated="2"/>
          <table:table-cell office:value-type="string" calcext:value-type="string">
            <text:p>IG</text:p>
          </table:table-cell>
          <table:table-cell table:formula="of:=[.$B$1]-[.E8]" office:value-type="float" office:value="-0.0057935054605498" calcext:value-type="float">
            <text:p>-0.00579350546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á Comprou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endimento</text:p>
          </table:table-cell>
          <table:table-cell table:formula="of:=-([.E14]/[.E16])*LOG(([.E14]/[.E16]);2) - ([.E15]/[.E16])*LOG(([.E15]/[.E16]);2)" office:value-type="float" office:value="0.970950594454668" calcext:value-type="float">
            <text:p>0.970950594454668</text:p>
          </table:table-cell>
          <table:table-cell table:formula="of:=-([.F14]/[.F16])*LOG(([.F14]/[.F16]);2) - ([.F15]/[.F16])*LOG(([.F15]/[.F16]);2)" office:value-type="float" office:value="0.970950594454668" calcext:value-type="float">
            <text:p>0.9709505944546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pr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l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ã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SUM([.E14:.E15])" office:value-type="float" office:value="5" calcext:value-type="float">
            <text:p>5</text:p>
          </table:table-cell>
          <table:table-cell table:formula="of:=SUM([.F14:.F15])" office:value-type="float" office:value="5" calcext:value-type="float">
            <text:p>5</text:p>
          </table:table-cell>
          <table:table-cell table:formula="of:=SUM([.G14:.G15])" office:value-type="float" office:value="4" calcext:value-type="float">
            <text:p>4</text:p>
          </table:table-cell>
          <table:table-cell table:formula="of:=SUM([.E16:.G16])"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table:formula="of:=([.E16]/[.H16])*[.E12] + ([.F16]/[.H16])*[.F12] + ([.G16]/[.H16])*[.G12]" office:value-type="float" office:value="0.693536138896192" calcext:value-type="float">
            <text:p>0.6935361388961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G</text:p>
          </table:table-cell>
          <table:table-cell table:formula="of:=[.$B$1]-[.E19]" office:value-type="float" office:value="0.246749819774439" calcext:value-type="float">
            <text:p>0.246749819774439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am. Fam</text:p>
          </table:table-cell>
          <table:table-cell table:formula="of:=-([.E25]/[.E27])*LOG(([.E25]/[.E27]);2) - ([.E26]/[.E27])*LOG(([.E26]/[.E27]);2)" office:value-type="float" office:value="0.591672778582328" calcext:value-type="float">
            <text:p>0.591672778582328</text:p>
          </table:table-cell>
          <table:table-cell office:value-type="float" office:value="0" calcext:value-type="float">
            <text:p>0</text:p>
          </table:table-cell>
          <table:table-cell table:formula="of:=-([.G25]/[.G27])*LOG(([.G25]/[.G27]);2) - ([.G26]/[.G27])*LOG(([.G26]/[.G27]);2)" office:value-type="float" office:value="0.985228136034252" calcext:value-type="float">
            <text:p>0.98522813603425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pra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Gran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ã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formula="of:=SUM([.E25:.E26])" office:value-type="float" office:value="7" calcext:value-type="float">
            <text:p>7</text:p>
          </table:table-cell>
          <table:table-cell table:formula="of:=SUM([.F25:.F26])" office:value-type="float" office:value="0" calcext:value-type="float">
            <text:p>0</text:p>
          </table:table-cell>
          <table:table-cell table:formula="of:=SUM([.G25:.G26])" office:value-type="float" office:value="7" calcext:value-type="float">
            <text:p>7</text:p>
          </table:table-cell>
          <table:table-cell table:formula="of:=SUM([.E27:.G27])"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table:formula="of:=([.E27]/[.H27])*[.E23] + ([.F27]/[.H27])*[.F23] + ([.G27]/[.H27])*[.G23]" office:value-type="float" office:value="0.78845045730829" calcext:value-type="float">
            <text:p>0.788450457308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G</text:p>
          </table:table-cell>
          <table:table-cell table:formula="of:=[.$B$1]-[.E30]" office:value-type="float" office:value="0.151835501362341" calcext:value-type="float">
            <text:p>0.151835501362341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á Comrprou</text:p>
          </table:table-cell>
          <table:table-cell table:formula="of:=-([.E37]/[.E39])*LOG(([.E37]/[.E39]);2) - ([.E38]/[.E39])*LOG(([.E38]/[.E39]);2)" office:value-type="float" office:value="0.811278124459133" calcext:value-type="float">
            <text:p>0.811278124459133</text:p>
          </table:table-cell>
          <table:table-cell table:formula="of:=-([.F37]/[.F39])*LOG(([.F37]/[.F39]);2) - ([.F38]/[.F39])*LOG(([.F38]/[.F39]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p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ã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SUM([.E37:.E38])" office:value-type="float" office:value="8" calcext:value-type="float">
            <text:p>8</text:p>
          </table:table-cell>
          <table:table-cell table:formula="of:=SUM([.F37:.F38])" office:value-type="float" office:value="6" calcext:value-type="float">
            <text:p>6</text:p>
          </table:table-cell>
          <table:table-cell table:formula="of:=SUM([.G37:.G38])" office:value-type="float" office:value="0" calcext:value-type="float">
            <text:p>0</text:p>
          </table:table-cell>
          <table:table-cell table:formula="of:=SUM([.E39:.G39])"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table:formula="of:=([.E39]/[.H39])*[.E35] + ([.F39]/[.H39])*[.F35] + ([.G39]/[.H39])*[.G35]" office:value-type="float" office:value="0.892158928262362" calcext:value-type="float">
            <text:p>0.8921589282623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G</text:p>
          </table:table-cell>
          <table:table-cell table:formula="of:=[.$B$1]-[.E42]" office:value-type="float" office:value="0.0481270304082693" calcext:value-type="float">
            <text:p>0.0481270304082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8T09:11:07.685043745</meta:creation-date>
    <dc:date>2020-11-18T09:38:19.497942990</dc:date>
    <meta:editing-duration>PT6M31S</meta:editing-duration>
    <meta:editing-cycles>1</meta:editing-cycles>
    <meta:document-statistic meta:table-count="1" meta:cell-count="105" meta:object-count="0"/>
    <meta:generator>LibreOffice/7.0.3.1$Linux_X86_64 LibreOffice_project/00$Build-1</meta:generator>
  </office:meta>
</office:document-meta>
</file>